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Standard" style:family="paragraph" style:master-page-name="Standard">
      <style:paragraph-properties style:page-number="1" style:writing-mode="lr-tb"/>
      <style:text-properties/>
    </style:style>
  </office:automatic-styles>
  <office:body>
    <office:text>
      <text:p text:style-name="P1"><?opendocument cursor-position?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10pt" fo:font-style="normal" fo:font-weight="normal" fo:hyphenate="false" fo:language="en" fo:text-shadow="none" style:font-name="Sans Serif" style:text-line-through-style="none" style:text-line-through-type="none" style:text-underline-color="font-color" style:text-underline-mode="continuous" style:text-underline-style="none" style:text-underline-type="none"/>
    </style:style>
    <style:style style:name="U1" style:parent-style-name="Standard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parent-style-name="Standard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style:style style:name="Plain" style:display-name="Plain" style:family="graphic">
      <style:graphic-properties fo:background-color="#ffffff" fo:border="none"/>
    </style:style>
    <style:style style:name="fr1" style:display-name="Borders 1" style:family="graphic">
      <style:graphic-properties fo:background-color="#ffffff" fo:border="1pt solid #000000"/>
    </style:style>
    <style:style style:name="fr2" style:display-name="Borders 2" style:family="graphic">
      <style:graphic-properties fo:background-color="#ffffff" fo:border="2pt solid #000000"/>
    </style:style>
    <style:style style:name="fr3" style:display-name="Borders 3" style:family="graphic">
      <style:graphic-properties fo:background-color="#ffffff" fo:border="3pt solid #000000"/>
    </style:style>
    <style:style style:name="Row" style:display-name="Row" style:family="graphic">
      <style:graphic-properties fo:background-color="#ffffff" fo:border-bottom="1pt solid #000000" fo:border-left="none" fo:border-right="none" fo:border-top="1pt solid #000000"/>
    </style:style>
    <style:style style:name="Column" style:display-name="Column" style:family="graphic">
      <style:graphic-properties fo:background-color="#ffffff" fo:border-bottom="none" fo:border-left="1pt solid #000000" fo:border-right="1pt solid #000000" fo:border-top="none"/>
    </style:style>
    <style:style style:name="fr4" style:display-name="Light Gray" style:family="graphic">
      <style:graphic-properties fo:background-color="#d3d3d3" fo:border="1pt solid #000000"/>
    </style:style>
    <style:style style:name="fr5" style:display-name="Dark Gray" style:family="graphic">
      <style:graphic-properties fo:background-color="#a9a9a9" fo:border="1pt solid #000000"/>
    </style:style>
    <style:style style:name="Black" style:display-name="Black" style:family="graphic">
      <style:graphic-properties fo:background-color="#000000" fo:border="1pt solid #000000"/>
    </style:style>
    <style:style style:name="fr6" style:display-name="Light Blue" style:family="graphic">
      <style:graphic-properties fo:background-color="#add8e6" fo:border="1pt solid #000000"/>
    </style:style>
    <style:style style:name="fr7" style:display-name="Dark Blue" style:family="graphic">
      <style:graphic-properties fo:background-color="#00008b" fo:border="1pt solid #000000"/>
    </style:style>
    <style:style style:name="Red" style:display-name="Red" style:family="graphic">
      <style:graphic-properties fo:background-color="#ff0000" fo:border="1pt solid #000000"/>
    </style:style>
    <style:style style:name="Yellow" style:display-name="Yellow" style:family="graphic">
      <style:graphic-properties fo:background-color="#ffff00" fo:border="1pt solid #000000"/>
    </style:style>
    <style:style style:name="Colorful" style:display-name="Colorful" style:family="graphic">
      <style:graphic-properties fo:background-color="#ffff00" fo:border="1pt solid #ff0000"/>
    </style:style>
    <style:style style:name="Bluish" style:display-name="Bluish" style:family="graphic">
      <style:graphic-properties fo:background-color="#add8e6" fo:border="1pt solid #00008b"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margin-bottom="72pt" fo:margin-left="90pt" fo:margin-right="90pt" fo:margin-top="72pt" fo:page-height="840.96pt" fo:page-width="594.72pt" style:print-orientation="portrait">
        <style:footnote-sep style:adjustment="left" style:width="2pt" style:rel-width="20%" style:line-style="solid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4 post</meta:generator>
    <meta:initial-creator>Thomas Zander</meta:initial-creator>
    <meta:editing-cycles>2</meta:editing-cycles>
    <meta:creation-date>2005-12-13T15:22:45</meta:creation-date>
    <dc:date>2005-12-31T10:46:35</dc:date>
    <dc:creator>Thomas Zander</dc:creator>
    <meta:user-defined meta:name="email">zander@kde.org</meta:user-defined>
  </office:meta>
</office:document-meta>
</file>